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Overskrift1" style:master-page-name="MP0" style:family="paragraph">
      <style:paragraph-properties fo:break-before="page" fo:text-align="justify"/>
    </style:style>
    <style:style style:name="P2" style:parent-style-name="Normal" style:family="paragraph">
      <style:paragraph-properties fo:text-align="justify"/>
      <style:text-properties style:font-name="Times New Roman" fo:font-size="12pt" style:font-size-asian="12pt" style:font-size-complex="12pt"/>
    </style:style>
    <style:style style:name="P3" style:parent-style-name="Normal" style:family="paragraph">
      <style:paragraph-properties fo:text-align="justify"/>
      <style:text-properties style:font-name="Times New Roman" fo:font-size="12pt" style:font-size-asian="12pt" style:font-size-complex="12pt"/>
    </style:style>
    <style:style style:name="P4" style:parent-style-name="Overskrift2" style:family="paragraph">
      <style:paragraph-properties fo:text-align="justify"/>
    </style:style>
    <style:style style:name="P5" style:parent-style-name="Normal" style:family="paragraph">
      <style:paragraph-properties fo:text-align="justify"/>
      <style:text-properties style:font-name="Times New Roman" fo:font-size="12pt" style:font-size-asian="12pt"/>
    </style:style>
    <style:style style:name="P6" style:parent-style-name="Normal" style:family="paragraph">
      <style:paragraph-properties fo:text-align="justify"/>
      <style:text-properties style:font-name="Times New Roman" fo:font-size="12pt" style:font-size-asian="12pt"/>
    </style:style>
    <style:style style:name="P7" style:parent-style-name="Normal" style:family="paragraph">
      <style:paragraph-properties fo:text-align="justify"/>
      <style:text-properties style:font-name="Times New Roman" fo:font-size="12pt" style:font-size-asian="12pt"/>
    </style:style>
    <style:style style:name="P8" style:parent-style-name="Normal" style:family="paragraph">
      <style:paragraph-properties style:vertical-align="auto" fo:margin-bottom="0in" style:line-height-at-least="0.1979in" fo:background-color="#1E1E1E"/>
      <style:text-properties fo:hyphenate="true"/>
    </style:style>
    <style:style style:name="T9" style:parent-style-name="Standardskrifttypeiafsnit" style:family="text">
      <style:text-properties style:font-name="Consolas" style:font-name-asian="Times New Roman" style:font-name-complex="Consolas" fo:color="#569CD6" fo:font-size="10.5pt" style:font-size-asian="10.5pt" style:font-size-complex="10.5pt" fo:language="en" fo:country="US" style:language-asian="da" style:country-asian="DK"/>
    </style:style>
    <style:style style:name="T10"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11" style:parent-style-name="Standardskrifttypeiafsnit" style:family="text">
      <style:text-properties style:font-name="Consolas" style:font-name-asian="Times New Roman" style:font-name-complex="Consolas" fo:color="#4EC9B0" fo:font-size="10.5pt" style:font-size-asian="10.5pt" style:font-size-complex="10.5pt" fo:language="en" fo:country="US" style:language-asian="da" style:country-asian="DK"/>
    </style:style>
    <style:style style:name="T12"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13" style:parent-style-name="Standardskrifttypeiafsnit" style:family="text">
      <style:text-properties style:font-name="Consolas" style:font-name-asian="Times New Roman" style:font-name-complex="Consolas" fo:color="#4EC9B0" fo:font-size="10.5pt" style:font-size-asian="10.5pt" style:font-size-complex="10.5pt" fo:language="en" fo:country="US" style:language-asian="da" style:country-asian="DK"/>
    </style:style>
    <style:style style:name="T14"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15" style:parent-style-name="Standardskrifttypeiafsnit" style:family="text">
      <style:text-properties style:font-name="Consolas" style:font-name-asian="Times New Roman" style:font-name-complex="Consolas" fo:color="#4EC9B0" fo:font-size="10.5pt" style:font-size-asian="10.5pt" style:font-size-complex="10.5pt" fo:language="en" fo:country="US" style:language-asian="da" style:country-asian="DK"/>
    </style:style>
    <style:style style:name="T16"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17" style:parent-style-name="Standardskrifttypeiafsnit" style:family="text">
      <style:text-properties style:font-name="Consolas" style:font-name-asian="Times New Roman" style:font-name-complex="Consolas" fo:color="#4EC9B0" fo:font-size="10.5pt" style:font-size-asian="10.5pt" style:font-size-complex="10.5pt" fo:language="en" fo:country="US" style:language-asian="da" style:country-asian="DK"/>
    </style:style>
    <style:style style:name="T18"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P19" style:parent-style-name="Normal" style:family="paragraph">
      <style:paragraph-properties style:vertical-align="auto" fo:margin-bottom="0in" style:line-height-at-least="0.1979in" fo:background-color="#1E1E1E"/>
      <style:text-properties fo:hyphenate="true"/>
    </style:style>
    <style:style style:name="T20"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21" style:parent-style-name="Standardskrifttypeiafsnit" style:family="text">
      <style:text-properties style:font-name="Consolas" style:font-name-asian="Times New Roman" style:font-name-complex="Consolas" fo:color="#4EC9B0" fo:font-size="10.5pt" style:font-size-asian="10.5pt" style:font-size-complex="10.5pt" fo:language="en" fo:country="US" style:language-asian="da" style:country-asian="DK"/>
    </style:style>
    <style:style style:name="T22"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23" style:parent-style-name="Standardskrifttypeiafsnit" style:family="text">
      <style:text-properties style:font-name="Consolas" style:font-name-asian="Times New Roman" style:font-name-complex="Consolas" fo:color="#569CD6" fo:font-size="10.5pt" style:font-size-asian="10.5pt" style:font-size-complex="10.5pt" fo:language="en" fo:country="US" style:language-asian="da" style:country-asian="DK"/>
    </style:style>
    <style:style style:name="T24"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P25" style:parent-style-name="Normal" style:family="paragraph">
      <style:paragraph-properties style:vertical-align="auto" fo:margin-bottom="0in" style:line-height-at-least="0.1979in" fo:background-color="#1E1E1E"/>
      <style:text-properties fo:hyphenate="true"/>
    </style:style>
    <style:style style:name="T26"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27" style:parent-style-name="Standardskrifttypeiafsnit" style:family="text">
      <style:text-properties style:font-name="Consolas" style:font-name-asian="Times New Roman" style:font-name-complex="Consolas" fo:color="#C586C0" fo:font-size="10.5pt" style:font-size-asian="10.5pt" style:font-size-complex="10.5pt" fo:language="en" fo:country="US" style:language-asian="da" style:country-asian="DK"/>
    </style:style>
    <style:style style:name="T28"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P29" style:parent-style-name="Normal" style:family="paragraph">
      <style:paragraph-properties style:vertical-align="auto" fo:margin-bottom="0in" style:line-height-at-least="0.1979in" fo:background-color="#1E1E1E"/>
      <style:text-properties fo:hyphenate="true"/>
    </style:style>
    <style:style style:name="T30"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31" style:parent-style-name="Standardskrifttypeiafsnit" style:family="text">
      <style:text-properties style:font-name="Consolas" style:font-name-asian="Times New Roman" style:font-name-complex="Consolas" fo:color="#4EC9B0" fo:font-size="10.5pt" style:font-size-asian="10.5pt" style:font-size-complex="10.5pt" fo:language="en" fo:country="US" style:language-asian="da" style:country-asian="DK"/>
    </style:style>
    <style:style style:name="T32"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33" style:parent-style-name="Standardskrifttypeiafsnit" style:family="text">
      <style:text-properties style:font-name="Consolas" style:font-name-asian="Times New Roman" style:font-name-complex="Consolas" fo:color="#4EC9B0" fo:font-size="10.5pt" style:font-size-asian="10.5pt" style:font-size-complex="10.5pt" fo:language="en" fo:country="US" style:language-asian="da" style:country-asian="DK"/>
    </style:style>
    <style:style style:name="T34"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35" style:parent-style-name="Standardskrifttypeiafsnit" style:family="text">
      <style:text-properties style:font-name="Consolas" style:font-name-asian="Times New Roman" style:font-name-complex="Consolas" fo:color="#CE9178" fo:font-size="10.5pt" style:font-size-asian="10.5pt" style:font-size-complex="10.5pt" fo:language="en" fo:country="US" style:language-asian="da" style:country-asian="DK"/>
    </style:style>
    <style:style style:name="T36"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P37" style:parent-style-name="Normal" style:family="paragraph">
      <style:paragraph-properties style:vertical-align="auto" fo:margin-bottom="0in" style:line-height-at-least="0.1979in" fo:background-color="#1E1E1E"/>
      <style:text-properties fo:hyphenate="true"/>
    </style:style>
    <style:style style:name="T38"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39" style:parent-style-name="Standardskrifttypeiafsnit" style:family="text">
      <style:text-properties style:font-name="Consolas" style:font-name-asian="Times New Roman" style:font-name-complex="Consolas" fo:color="#CE9178" fo:font-size="10.5pt" style:font-size-asian="10.5pt" style:font-size-complex="10.5pt" fo:language="en" fo:country="US" style:language-asian="da" style:country-asian="DK"/>
    </style:style>
    <style:style style:name="T40"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P41" style:parent-style-name="Normal" style:family="paragraph">
      <style:paragraph-properties style:vertical-align="auto" fo:margin-bottom="0in" style:line-height-at-least="0.1979in" fo:background-color="#1E1E1E"/>
      <style:text-properties fo:hyphenate="true"/>
    </style:style>
    <style:style style:name="T42"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43" style:parent-style-name="Standardskrifttypeiafsnit" style:family="text">
      <style:text-properties style:font-name="Consolas" style:font-name-asian="Times New Roman" style:font-name-complex="Consolas" fo:color="#4EC9B0" fo:font-size="10.5pt" style:font-size-asian="10.5pt" style:font-size-complex="10.5pt" fo:language="en" fo:country="US" style:language-asian="da" style:country-asian="DK"/>
    </style:style>
    <style:style style:name="T44"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45" style:parent-style-name="Standardskrifttypeiafsnit" style:family="text">
      <style:text-properties style:font-name="Consolas" style:font-name-asian="Times New Roman" style:font-name-complex="Consolas" fo:color="#CE9178" fo:font-size="10.5pt" style:font-size-asian="10.5pt" style:font-size-complex="10.5pt" fo:language="en" fo:country="US" style:language-asian="da" style:country-asian="DK"/>
    </style:style>
    <style:style style:name="T46"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P47" style:parent-style-name="Normal" style:family="paragraph">
      <style:paragraph-properties style:vertical-align="auto" fo:margin-bottom="0in" style:line-height-at-least="0.1979in" fo:background-color="#1E1E1E"/>
      <style:text-properties fo:hyphenate="true"/>
    </style:style>
    <style:style style:name="T48"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49" style:parent-style-name="Standardskrifttypeiafsnit" style:family="text">
      <style:text-properties style:font-name="Consolas" style:font-name-asian="Times New Roman" style:font-name-complex="Consolas" fo:color="#4EC9B0" fo:font-size="10.5pt" style:font-size-asian="10.5pt" style:font-size-complex="10.5pt" fo:language="en" fo:country="US" style:language-asian="da" style:country-asian="DK"/>
    </style:style>
    <style:style style:name="T50"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51" style:parent-style-name="Standardskrifttypeiafsnit" style:family="text">
      <style:text-properties style:font-name="Consolas" style:font-name-asian="Times New Roman" style:font-name-complex="Consolas" fo:color="#C586C0" fo:font-size="10.5pt" style:font-size-asian="10.5pt" style:font-size-complex="10.5pt" fo:language="en" fo:country="US" style:language-asian="da" style:country-asian="DK"/>
    </style:style>
    <style:style style:name="T52"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53" style:parent-style-name="Standardskrifttypeiafsnit" style:family="text">
      <style:text-properties style:font-name="Consolas" style:font-name-asian="Times New Roman" style:font-name-complex="Consolas" fo:color="#4EC9B0" fo:font-size="10.5pt" style:font-size-asian="10.5pt" style:font-size-complex="10.5pt" fo:language="en" fo:country="US" style:language-asian="da" style:country-asian="DK"/>
    </style:style>
    <style:style style:name="T54"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P55" style:parent-style-name="Normal" style:family="paragraph">
      <style:paragraph-properties style:vertical-align="auto" fo:margin-bottom="0in" style:line-height-at-least="0.1979in" fo:background-color="#1E1E1E"/>
      <style:text-properties fo:hyphenate="true"/>
    </style:style>
    <style:style style:name="T56"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57" style:parent-style-name="Standardskrifttypeiafsnit" style:family="text">
      <style:text-properties style:font-name="Consolas" style:font-name-asian="Times New Roman" style:font-name-complex="Consolas" fo:color="#C586C0" fo:font-size="10.5pt" style:font-size-asian="10.5pt" style:font-size-complex="10.5pt" fo:language="en" fo:country="US" style:language-asian="da" style:country-asian="DK"/>
    </style:style>
    <style:style style:name="T58"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59" style:parent-style-name="Standardskrifttypeiafsnit" style:family="text">
      <style:text-properties style:font-name="Consolas" style:font-name-asian="Times New Roman" style:font-name-complex="Consolas" fo:color="#4EC9B0" fo:font-size="10.5pt" style:font-size-asian="10.5pt" style:font-size-complex="10.5pt" fo:language="en" fo:country="US" style:language-asian="da" style:country-asian="DK"/>
    </style:style>
    <style:style style:name="T60"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61" style:parent-style-name="Standardskrifttypeiafsnit" style:family="text">
      <style:text-properties style:font-name="Consolas" style:font-name-asian="Times New Roman" style:font-name-complex="Consolas" fo:color="#B5CEA8" fo:font-size="10.5pt" style:font-size-asian="10.5pt" style:font-size-complex="10.5pt" fo:language="en" fo:country="US" style:language-asian="da" style:country-asian="DK"/>
    </style:style>
    <style:style style:name="T62"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P63" style:parent-style-name="Normal" style:family="paragraph">
      <style:paragraph-properties style:vertical-align="auto" fo:margin-bottom="0in" style:line-height-at-least="0.1979in" fo:background-color="#1E1E1E"/>
      <style:text-properties fo:hyphenate="true"/>
    </style:style>
    <style:style style:name="T64"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65" style:parent-style-name="Standardskrifttypeiafsnit" style:family="text">
      <style:text-properties style:font-name="Consolas" style:font-name-asian="Times New Roman" style:font-name-complex="Consolas" fo:color="#4EC9B0" fo:font-size="10.5pt" style:font-size-asian="10.5pt" style:font-size-complex="10.5pt" fo:language="en" fo:country="US" style:language-asian="da" style:country-asian="DK"/>
    </style:style>
    <style:style style:name="T66"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67" style:parent-style-name="Standardskrifttypeiafsnit" style:family="text">
      <style:text-properties style:font-name="Consolas" style:font-name-asian="Times New Roman" style:font-name-complex="Consolas" fo:color="#B5CEA8" fo:font-size="10.5pt" style:font-size-asian="10.5pt" style:font-size-complex="10.5pt" fo:language="en" fo:country="US" style:language-asian="da" style:country-asian="DK"/>
    </style:style>
    <style:style style:name="T68"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69" style:parent-style-name="Standardskrifttypeiafsnit" style:family="text">
      <style:text-properties style:font-name="Consolas" style:font-name-asian="Times New Roman" style:font-name-complex="Consolas" fo:color="#B5CEA8" fo:font-size="10.5pt" style:font-size-asian="10.5pt" style:font-size-complex="10.5pt" fo:language="en" fo:country="US" style:language-asian="da" style:country-asian="DK"/>
    </style:style>
    <style:style style:name="T70"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71" style:parent-style-name="Standardskrifttypeiafsnit" style:family="text">
      <style:text-properties style:font-name="Consolas" style:font-name-asian="Times New Roman" style:font-name-complex="Consolas" fo:color="#B5CEA8" fo:font-size="10.5pt" style:font-size-asian="10.5pt" style:font-size-complex="10.5pt" fo:language="en" fo:country="US" style:language-asian="da" style:country-asian="DK"/>
    </style:style>
    <style:style style:name="T72"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73" style:parent-style-name="Standardskrifttypeiafsnit" style:family="text">
      <style:text-properties style:font-name="Consolas" style:font-name-asian="Times New Roman" style:font-name-complex="Consolas" fo:color="#B5CEA8" fo:font-size="10.5pt" style:font-size-asian="10.5pt" style:font-size-complex="10.5pt" fo:language="en" fo:country="US" style:language-asian="da" style:country-asian="DK"/>
    </style:style>
    <style:style style:name="T74"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P75" style:parent-style-name="Normal" style:family="paragraph">
      <style:paragraph-properties style:vertical-align="auto" fo:margin-bottom="0in" style:line-height-at-least="0.1979in" fo:background-color="#1E1E1E"/>
      <style:text-properties style:font-name="Consolas" style:font-name-asian="Times New Roman" style:font-name-complex="Consolas" fo:color="#D4D4D4" fo:font-size="10.5pt" style:font-size-asian="10.5pt" style:font-size-complex="10.5pt" fo:language="en" fo:country="US" style:language-asian="da" style:country-asian="DK" fo:hyphenate="true"/>
    </style:style>
    <style:style style:name="P76" style:parent-style-name="Normal" style:family="paragraph">
      <style:paragraph-properties style:vertical-align="auto" fo:margin-bottom="0in" style:line-height-at-least="0.1979in" fo:background-color="#1E1E1E"/>
      <style:text-properties style:font-name="Consolas" style:font-name-asian="Times New Roman" style:font-name-complex="Consolas" fo:color="#D4D4D4" fo:font-size="10.5pt" style:font-size-asian="10.5pt" style:font-size-complex="10.5pt" fo:language="en" fo:country="US" style:language-asian="da" style:country-asian="DK" fo:hyphenate="true"/>
    </style:style>
    <style:style style:name="P77" style:parent-style-name="Normal" style:family="paragraph">
      <style:paragraph-properties style:vertical-align="auto" fo:margin-bottom="0in" style:line-height-at-least="0.1979in" fo:background-color="#1E1E1E"/>
      <style:text-properties fo:hyphenate="true"/>
    </style:style>
    <style:style style:name="T78"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79" style:parent-style-name="Standardskrifttypeiafsnit" style:family="text">
      <style:text-properties style:font-name="Consolas" style:font-name-asian="Times New Roman" style:font-name-complex="Consolas" fo:color="#C586C0" fo:font-size="10.5pt" style:font-size-asian="10.5pt" style:font-size-complex="10.5pt" fo:language="en" fo:country="US" style:language-asian="da" style:country-asian="DK"/>
    </style:style>
    <style:style style:name="T80"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81" style:parent-style-name="Standardskrifttypeiafsnit" style:family="text">
      <style:text-properties style:font-name="Consolas" style:font-name-asian="Times New Roman" style:font-name-complex="Consolas" fo:color="#4EC9B0" fo:font-size="10.5pt" style:font-size-asian="10.5pt" style:font-size-complex="10.5pt" fo:language="en" fo:country="US" style:language-asian="da" style:country-asian="DK"/>
    </style:style>
    <style:style style:name="T82"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P83" style:parent-style-name="Normal" style:family="paragraph">
      <style:paragraph-properties style:vertical-align="auto" fo:margin-bottom="0in" style:line-height-at-least="0.1979in" fo:background-color="#1E1E1E"/>
      <style:text-properties fo:hyphenate="true"/>
    </style:style>
    <style:style style:name="T84"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85" style:parent-style-name="Standardskrifttypeiafsnit" style:family="text">
      <style:text-properties style:font-name="Consolas" style:font-name-asian="Times New Roman" style:font-name-complex="Consolas" fo:color="#4EC9B0" fo:font-size="10.5pt" style:font-size-asian="10.5pt" style:font-size-complex="10.5pt" fo:language="en" fo:country="US" style:language-asian="da" style:country-asian="DK"/>
    </style:style>
    <style:style style:name="T86"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87" style:parent-style-name="Standardskrifttypeiafsnit" style:family="text">
      <style:text-properties style:font-name="Consolas" style:font-name-asian="Times New Roman" style:font-name-complex="Consolas" fo:color="#CE9178" fo:font-size="10.5pt" style:font-size-asian="10.5pt" style:font-size-complex="10.5pt" fo:language="en" fo:country="US" style:language-asian="da" style:country-asian="DK"/>
    </style:style>
    <style:style style:name="T88"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P89" style:parent-style-name="Normal" style:family="paragraph">
      <style:paragraph-properties style:vertical-align="auto" fo:margin-bottom="0in" style:line-height-at-least="0.1979in" fo:background-color="#1E1E1E"/>
      <style:text-properties fo:hyphenate="true"/>
    </style:style>
    <style:style style:name="T90"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91" style:parent-style-name="Standardskrifttypeiafsnit" style:family="text">
      <style:text-properties style:font-name="Consolas" style:font-name-asian="Times New Roman" style:font-name-complex="Consolas" fo:color="#D4D4D4" fo:font-size="10.5pt" style:font-size-asian="10.5pt" style:font-size-complex="10.5pt" style:language-asian="da" style:country-asian="DK"/>
    </style:style>
    <style:style style:name="P92" style:parent-style-name="Normal" style:family="paragraph">
      <style:paragraph-properties style:vertical-align="auto" fo:margin-bottom="0in" style:line-height-at-least="0.1979in" fo:background-color="#1E1E1E"/>
      <style:text-properties style:font-name="Consolas" style:font-name-asian="Times New Roman" style:font-name-complex="Consolas" fo:color="#D4D4D4" fo:font-size="10.5pt" style:font-size-asian="10.5pt" style:font-size-complex="10.5pt" style:language-asian="da" style:country-asian="DK" fo:hyphenate="true"/>
    </style:style>
    <style:style style:name="P93" style:parent-style-name="Normal" style:family="paragraph">
      <style:paragraph-properties style:vertical-align="auto" fo:margin-bottom="0in" style:line-height-at-least="0.1979in" fo:background-color="#1E1E1E"/>
      <style:text-properties fo:hyphenate="true"/>
    </style:style>
    <style:style style:name="T94" style:parent-style-name="Standardskrifttypeiafsnit" style:family="text">
      <style:text-properties style:font-name="Consolas" style:font-name-asian="Times New Roman" style:font-name-complex="Consolas" fo:color="#D4D4D4" fo:font-size="10.5pt" style:font-size-asian="10.5pt" style:font-size-complex="10.5pt" style:language-asian="da" style:country-asian="DK"/>
    </style:style>
    <style:style style:name="T95" style:parent-style-name="Standardskrifttypeiafsnit" style:family="text">
      <style:text-properties style:font-name="Consolas" style:font-name-asian="Times New Roman" style:font-name-complex="Consolas" fo:color="#C586C0" fo:font-size="10.5pt" style:font-size-asian="10.5pt" style:font-size-complex="10.5pt" style:language-asian="da" style:country-asian="DK"/>
    </style:style>
    <style:style style:name="T96" style:parent-style-name="Standardskrifttypeiafsnit" style:family="text">
      <style:text-properties style:font-name="Consolas" style:font-name-asian="Times New Roman" style:font-name-complex="Consolas" fo:color="#D4D4D4" fo:font-size="10.5pt" style:font-size-asian="10.5pt" style:font-size-complex="10.5pt" style:language-asian="da" style:country-asian="DK"/>
    </style:style>
    <style:style style:name="P97" style:parent-style-name="Normal" style:family="paragraph">
      <style:paragraph-properties style:vertical-align="auto" fo:margin-bottom="0in" style:line-height-at-least="0.1979in" fo:background-color="#1E1E1E"/>
      <style:text-properties style:font-name="Consolas" style:font-name-asian="Times New Roman" style:font-name-complex="Consolas" fo:color="#D4D4D4" fo:font-size="10.5pt" style:font-size-asian="10.5pt" style:font-size-complex="10.5pt" style:language-asian="da" style:country-asian="DK" fo:hyphenate="true"/>
    </style:style>
    <style:style style:name="P98" style:parent-style-name="Normal" style:family="paragraph">
      <style:paragraph-properties fo:text-align="justify"/>
      <style:text-properties style:font-name="Times New Roman" fo:font-size="12pt" style:font-size-asian="12pt"/>
    </style:style>
    <style:style style:name="P99" style:parent-style-name="Normal" style:family="paragraph">
      <style:paragraph-properties fo:text-align="justify"/>
    </style:style>
    <style:style style:name="P100" style:parent-style-name="Overskrift2" style:family="paragraph">
      <style:paragraph-properties fo:text-align="justify"/>
    </style:style>
    <style:style style:name="P101" style:parent-style-name="Normal" style:family="paragraph">
      <style:paragraph-properties fo:text-align="justify"/>
      <style:text-properties style:font-name="Times New Roman" fo:font-size="12pt" style:font-size-asian="12pt"/>
    </style:style>
    <style:style style:name="P102" style:parent-style-name="Listeafsnit" style:family="paragraph">
      <style:paragraph-properties fo:text-align="justify"/>
      <style:text-properties style:font-name="Times New Roman" fo:font-size="12pt" style:font-size-asian="12pt" fo:language="en" fo:country="US"/>
    </style:style>
    <style:style style:name="P103" style:parent-style-name="Listeafsnit" style:family="paragraph">
      <style:paragraph-properties fo:text-align="justify"/>
      <style:text-properties style:font-name="Times New Roman" fo:font-size="12pt" style:font-size-asian="12pt" fo:language="en" fo:country="US"/>
    </style:style>
    <style:style style:name="P104" style:parent-style-name="Normal" style:family="paragraph">
      <style:paragraph-properties fo:text-align="justify"/>
    </style:style>
    <style:style style:name="T105" style:parent-style-name="Standardskrifttypeiafsnit" style:family="text">
      <style:text-properties style:font-name="Times New Roman" fo:font-size="12pt" style:font-size-asian="12pt"/>
    </style:style>
    <style:style style:name="T106" style:parent-style-name="Standardskrifttypeiafsnit" style:family="text">
      <style:text-properties style:font-name="Times New Roman" fo:font-size="12pt" style:font-size-asian="12pt"/>
    </style:style>
    <style:style style:name="T107" style:parent-style-name="Standardskrifttypeiafsnit" style:family="text">
      <style:text-properties style:font-name="Times New Roman" fo:font-size="12pt" style:font-size-asian="12pt"/>
    </style:style>
    <style:style style:name="T108" style:parent-style-name="Standardskrifttypeiafsnit" style:family="text">
      <style:text-properties style:font-name="Times New Roman" fo:font-size="12pt" style:font-size-asian="12pt"/>
    </style:style>
  </office:automatic-styles>
  <office:body>
    <office:text text:use-soft-page-breaks="true">
      <text:h text:style-name="P1" text:outline-level="1">Sikkerhed</text:h>
      <text:p text:style-name="P2">Mens vi lavede projektet har sikkerhed altid været en stor prioritet for os. Vi har derfor hashed de password som bliver gemt i vores database. Når vi kommunikere med vores<text:s/>database bruger vi også preparedStatement.</text:p>
      <text:p text:style-name="P3"/>
      <text:h text:style-name="P4" text:outline-level="2">Hashing af password</text:h>
      <text:p text:style-name="P5">Det er desværre set flere gange at virksomheder får hacket deres database og får den dumpet (lagt ud på internettet til offentlig skue) så derfor har vi snakket om at det er vigtigt at vi får<text:s/>beskyttet password, da mange mennesker desværre bruger det samme password til forskellige tjenester. Vi har så valgt at hashe vores passwords ved SHA-512. Det sker ved at vi generere en tilfældig 18 cifferet streng, hvilke hedder ’salt’. Salten er genereret tilfældig per bruger.</text:p>
      <text:p text:style-name="P6">Vores bruger ’test1’ har også ’test1’ som password. Salten som er genereret til denne bruger er den følgende ’F15TDDLMREW2QOM6HC’. Når vi så har hashed vores password bliver det til et 128 karakter password i databasen i<text:s/>forhold til<text:s/>de 5 karakter det er i plain text (Det kaldes det før det bliver hashed). Passworded ser sådan her ud i databasen ’ffa7348493c146a3826c0514fbff98a10a783b439af6367cb8d3a6436b68c6f8cfec53daca0c34242741c449c31d6602960bcb91297d356c701db927478f1193’. Ud fra det kan vi se at i tilfælde af at vores database bliver lagt ud på nettet er det besværligt at gætte kodeordet.</text:p>
      <text:p text:style-name="P7">Her er koden som hasher vores password, og vi definere så at vi bruger SHA_512 i MessageDigest.</text:p>
      <text:p text:style-name="P8"><text:span text:style-name="T9">public</text:span><text:span text:style-name="T10"><text:s/></text:span><text:span text:style-name="T11">String</text:span><text:span text:style-name="T12"><text:s/>get_SHA_512_SecurePassword(</text:span><text:span text:style-name="T13">String</text:span><text:span text:style-name="T14"><text:s/>passwordToHash,<text:s/></text:span><text:span text:style-name="T15">String</text:span><text:span text:style-name="T16"><text:s/>salt) throws<text:s/></text:span><text:span text:style-name="T17">UnsupportedEncodingException</text:span><text:span text:style-name="T18"><text:s/>{</text:span></text:p>
      <text:p text:style-name="P19"><text:span text:style-name="T20"><text:s text:c="4"/></text:span><text:span text:style-name="T21">String</text:span><text:span text:style-name="T22"><text:s/>generatedPassword =<text:s/></text:span><text:span text:style-name="T23">null</text:span><text:span text:style-name="T24">;</text:span></text:p>
      <text:p text:style-name="P25"><text:span text:style-name="T26"><text:s text:c="4"/></text:span><text:span text:style-name="T27">try</text:span><text:span text:style-name="T28"><text:s/>{</text:span></text:p>
      <text:p text:style-name="P29"><text:span text:style-name="T30"><text:s text:c="8"/></text:span><text:span text:style-name="T31">MessageDigest</text:span><text:span text:style-name="T32"><text:s/>md =<text:s/></text:span><text:span text:style-name="T33">MessageDigest</text:span><text:span text:style-name="T34">.getInstance(</text:span><text:span text:style-name="T35">"SHA-512"</text:span><text:span text:style-name="T36">);</text:span></text:p>
      <text:p text:style-name="P37"><text:span text:style-name="T38"><text:s text:c="8"/>md.update(salt.getBytes(</text:span><text:span text:style-name="T39">"UTF-8"</text:span><text:span text:style-name="T40">));</text:span></text:p>
      <text:p text:style-name="P41"><text:span text:style-name="T42"><text:s text:c="8"/></text:span><text:span text:style-name="T43">byte</text:span><text:span text:style-name="T44">[] bytes = md.digest(passwordToHash.getBytes(</text:span><text:span text:style-name="T45">"UTF-8"</text:span><text:span text:style-name="T46">));</text:span></text:p>
      <text:p text:style-name="P47"><text:span text:style-name="T48"><text:s text:c="8"/></text:span><text:span text:style-name="T49">StringBuilder</text:span><text:span text:style-name="T50"><text:s/>sb =<text:s/></text:span><text:span text:style-name="T51">new</text:span><text:span text:style-name="T52"><text:s/></text:span><text:span text:style-name="T53">StringBuilder</text:span><text:span text:style-name="T54">();</text:span></text:p>
      <text:p text:style-name="P55"><text:span text:style-name="T56"><text:s text:c="8"/></text:span><text:span text:style-name="T57">for</text:span><text:span text:style-name="T58"><text:s/>(</text:span><text:span text:style-name="T59">int</text:span><text:span text:style-name="T60"><text:s/>i =<text:s/></text:span><text:span text:style-name="T61">0</text:span><text:span text:style-name="T62">; i &lt; bytes.length; i++) {</text:span></text:p>
      <text:p text:style-name="P63"><text:span text:style-name="T64"><text:s text:c="12"/>sb.append(</text:span><text:span text:style-name="T65">Integer</text:span><text:span text:style-name="T66">.toString((bytes[i] &amp;<text:s/></text:span><text:span text:style-name="T67">0xff</text:span><text:span text:style-name="T68">) +<text:s/></text:span><text:span text:style-name="T69">0x100</text:span><text:span text:style-name="T70">,<text:s/></text:span><text:span text:style-name="T71">16</text:span><text:span text:style-name="T72">).substring(</text:span><text:span text:style-name="T73">1</text:span><text:span text:style-name="T74">));</text:span></text:p>
      <text:p text:style-name="P75"><text:s text:c="8"/>}</text:p>
      <text:p text:style-name="P76"><text:s text:c="8"/>generatedPassword = sb.toString();</text:p>
      <text:p text:style-name="P77"><text:span text:style-name="T78"><text:s text:c="4"/>}<text:s/></text:span><text:span text:style-name="T79">catch</text:span><text:span text:style-name="T80"><text:s/>(</text:span><text:span text:style-name="T81">NoSuchAlgorithmException</text:span><text:span text:style-name="T82"><text:s/>e) {</text:span></text:p>
      <text:p text:style-name="P83"><text:span text:style-name="T84"><text:s text:c="8"/></text:span><text:span text:style-name="T85">System</text:span><text:span text:style-name="T86">.out.println(</text:span><text:span text:style-name="T87">"ERROR Password 1:"</text:span><text:span text:style-name="T88">);</text:span></text:p>
      <text:p text:style-name="P89"><text:span text:style-name="T90"><text:s text:c="8"/></text:span><text:span text:style-name="T91">e.printStackTrace();</text:span></text:p>
      <text:p text:style-name="P92"><text:s text:c="4"/>}</text:p>
      <text:p text:style-name="P93"><text:span text:style-name="T94"><text:s text:c="4"/></text:span><text:span text:style-name="T95">return</text:span><text:span text:style-name="T96"><text:s/>generatedPassword;</text:span></text:p>
      <text:p text:style-name="P97">}</text:p>
      <text:p text:style-name="P98"/>
      <text:p text:style-name="P99"/>
      <text:soft-page-break/>
      <text:h text:style-name="P100" text:outline-level="2">PreparedStatement</text:h>
      <text:p text:style-name="P101">Vi bruger PreparedStatement til alt vores SQL kommunikation af en meget simpel grund. Det er sikkert, hvis man ved hvordan man bruger det. Det kan hjælp med at forhindre SQL injections hvis det bliver brugt rigtigt. Grunden til det er på den måde<text:s/>at user inputs bliver sendt ind på.<text:s/></text:p>
      <text:list text:style-name="LFO1" text:continue-numbering="true">
        <text:list-item>
          <text:p text:style-name="P102">”INSERT INTO users VALUES (“ + ono + ”, ” + username + ”, “ + password + “);”</text:p>
        </text:list-item>
        <text:list-item>
          <text:p text:style-name="P103">”INSERT INTO users VALUES (?, ?, ?);”<text:s/></text:p>
        </text:list-item>
      </text:list>
      <text:p text:style-name="P104"><text:span text:style-name="T105">Her har vi 2 forskellige SQL sætninger. Den ene er der mulighed for at lave SQL injetion på, den anden</text:span><text:span text:style-name="T106"><text:s/>er det ikke. Grunden til at sætning 1 er mulig at exploite er på grund af den måde som den i sig selv er sat op på, når variablerne bliver sat i sætningen bliver de en del af selve SQL called når det kommer og bliver behandlet i databasen. I sætning 2 bli</text:span><text:span text:style-name="T107">ver vores variabler indsat på en lidt anden måde, det sker ved setString / setInt / setDouble osv. <text:s/>Det bliver så sendt ind til databasen sammen med SQL sætningen og vores database kan på den måde vide at det bliver sendt ind som parameter og ikke en del a</text:span><text:span text:style-name="T108">f SQL sætningen. På den måde ved databasen at hvis der står ” Robert’); DROP TABLE users;-- ? ” at den ikke skal tage det som en del af queried men derimod som et parameter, og det bliver derfor tilføjet som sætningen står i databas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Overskrift2Tegn" style:display-name="Overskrift 2 Tegn"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Listeafsnit" style:display-name="Listeafsnit"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430</meta:initial-creator>
    <dc:creator>T430</dc:creator>
    <meta:creation-date>2017-05-25T13:04:00Z</meta:creation-date>
    <dc:date>2017-05-29T07:12:00Z</dc:date>
    <meta:template xlink:href="Normal" xlink:type="simple"/>
    <meta:editing-cycles>2</meta:editing-cycles>
    <meta:editing-duration>PT96720S</meta:editing-duration>
    <meta:document-statistic meta:page-count="2" meta:paragraph-count="33" meta:word-count="541" meta:character-count="3383" meta:row-count="57" meta:non-whitespace-character-count="2875"/>
  </office:meta>
</office:document-meta>
</file>